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3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8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9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0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1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2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3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4" style:family="graphic" style:parent-style-name="standard" style:list-style-name="L3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5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1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2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3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4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0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1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2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3" style:family="graphic" style:parent-style-name="standard" style:list-style-name="L3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3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3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3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3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3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3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3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3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3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4" style:family="graphic" style:parent-style-name="standard" style:list-style-name="L3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5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3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3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3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end"/>
      <style:text-properties fo:font-size="18pt"/>
    </style:style>
    <style:style style:name="P21" style:family="paragraph">
      <loext:graphic-properties draw:fill="none" draw:fill-color="#ffffff"/>
      <style:paragraph-properties fo:text-align="end"/>
      <style:text-properties fo:font-size="18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line draw:style-name="gr1" draw:text-style-name="P1" draw:layer="layout" svg:x1="18.852cm" svg:y1="7.108cm" svg:x2="23.299cm" svg:y2="8.424cm">
          <text:p/>
        </draw:line>
        <draw:line draw:style-name="gr1" draw:text-style-name="P1" draw:layer="layout" svg:x1="17.754cm" svg:y1="12.003cm" svg:x2="19.493cm" svg:y2="16.252cm">
          <text:p/>
        </draw:line>
        <draw:frame presentation:style-name="pr1" draw:layer="layout" svg:width="25.199cm" svg:height="3.506cm" svg:x="1.4cm" svg:y="0.837cm" presentation:class="title">
          <draw:text-box>
            <text:p>Ejercicio de ruteo</text:p>
          </draw:text-box>
        </draw:frame>
        <draw:line draw:style-name="gr1" draw:text-style-name="P1" draw:layer="layout" svg:x1="4.427cm" svg:y1="15.831cm" svg:x2="7.386cm" svg:y2="12.87cm">
          <text:p/>
        </draw:line>
        <draw:line draw:style-name="gr1" draw:text-style-name="P1" draw:layer="layout" svg:x1="10.551cm" svg:y1="16.252cm" svg:x2="7.728cm" svg:y2="12.87cm">
          <text:p/>
        </draw:line>
        <draw:line draw:style-name="gr1" draw:text-style-name="P1" draw:layer="layout" svg:x1="7.592cm" svg:y1="12.87cm" svg:x2="10.551cm" svg:y2="9.909cm">
          <text:p/>
        </draw:line>
        <draw:line draw:style-name="gr1" draw:text-style-name="P1" draw:layer="layout" svg:x1="11.347cm" svg:y1="9.552cm" svg:x2="12.802cm" svg:y2="5.794cm">
          <text:p/>
        </draw:line>
        <draw:line draw:style-name="gr1" draw:text-style-name="P1" draw:layer="layout" svg:x1="11.589cm" svg:y1="9.552cm" svg:x2="17.237cm" svg:y2="11.79cm">
          <text:p/>
        </draw:line>
        <draw:line draw:style-name="gr1" draw:text-style-name="P1" draw:layer="layout" svg:x1="13.486cm" svg:y1="5.445cm" svg:x2="17.933cm" svg:y2="6.761cm">
          <text:p/>
        </draw:line>
        <draw:g>
          <draw:g>
            <draw:path draw:style-name="gr2" draw:text-style-name="P2" draw:layer="layout" svg:width="1.09cm" svg:height="0.979cm" svg:x="12.074cm" svg:y="9.92cm" svg:viewBox="0 0 1091 980" svg:d="M0 980c475 0 1091-280 1091-560s-18-420-364-420c0 300-727 579-727 980z">
              <text:p/>
            </draw:path>
            <draw:path draw:style-name="gr3" draw:text-style-name="P3" draw:layer="layout" svg:width="2.666cm" svg:height="1.68cm" svg:x="10.135cm" svg:y="9.29cm" svg:viewBox="0 0 2667 1681" svg:d="M2667 0c0 0 0 1121-1 840 2 491-575 841-1331 841s-1334-350-1335-841c1 1 0-350 0-840 0 490 606 840 1334 840s1333-350 1333-840z">
              <text:p/>
            </draw:path>
            <draw:path draw:style-name="gr4" draw:text-style-name="P4" draw:layer="layout" svg:width="2.665cm" svg:height="1.678cm" svg:x="10.134cm" svg:y="8.45cm" svg:viewBox="0 0 2666 1679" svg:d="M1333 0c756 0 1333 363 1333 839s-577 840-1333 840-1333-364-1333-840 577-839 1333-839z">
              <text:p/>
            </draw:path>
            <draw:polygon draw:style-name="gr5" draw:text-style-name="P5" draw:layer="layout" svg:width="0.727cm" svg:height="0.419cm" svg:x="11.589cm" svg:y="9.36cm" svg:viewBox="0 0 728 420" draw:points="364,0 243,70 728,350 606,420 121,140 0,210 0,0">
              <text:p/>
            </draw:polygon>
            <draw:polygon draw:style-name="gr6" draw:text-style-name="P5" draw:layer="layout" svg:width="0.726cm" svg:height="0.419cm" svg:x="10.619cm" svg:y="8.8cm" svg:viewBox="0 0 727 420" draw:points="606,280 727,210 727,420 363,420 484,350 0,70 121,0">
              <text:p/>
            </draw:polygon>
            <draw:polygon draw:style-name="gr7" draw:text-style-name="P5" draw:layer="layout" svg:width="0.727cm" svg:height="0.419cm" svg:x="10.619cm" svg:y="9.36cm" svg:viewBox="0 0 728 420" draw:points="121,280 607,0 728,70 242,350 363,420 0,420 0,210">
              <text:p/>
            </draw:polygon>
            <draw:polygon draw:style-name="gr8" draw:text-style-name="P5" draw:layer="layout" svg:width="0.726cm" svg:height="0.419cm" svg:x="11.589cm" svg:y="8.8cm" svg:viewBox="0 0 727 420" draw:points="484,70 363,0 727,0 727,210 606,140 121,420 0,350">
              <text:p/>
            </draw:polygon>
            <draw:path draw:style-name="gr9" draw:text-style-name="P6" draw:layer="layout" svg:width="2.667cm" svg:height="2.519cm" svg:x="10.134cm" svg:y="8.45cm" svg:viewBox="0 0 2668 2520" svg:d="M1333 0c756 0 1335 364 1335 840l-1 840c0 490-606 840-1333 840s-1334-350-1334-840c0 0 1-840 0-841 0-476 577-839 1333-839z">
              <text:p/>
            </draw:path>
          </draw:g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0" draw:text-style-name="P2" draw:layer="layout" svg:width="1.851cm" svg:height="1.189cm" svg:x="7.816cm" svg:y="12.678cm" svg:viewBox="0 0 1852 1190" svg:d="M0 1190c475 0 1698-560 1819-770s-121-420-242-420c0 300-1577 690-1577 1190z">
              <text:p/>
            </draw:path>
            <draw:g>
              <draw:polygon draw:style-name="gr11" draw:text-style-name="P7" draw:layer="layout" svg:width="1.697cm" svg:height="1.819cm" svg:x="6.03cm" svg:y="12.118cm" svg:viewBox="0 0 1698 1820" draw:points="0,840 0,0 1698,980 1698,1820">
                <text:p/>
              </draw:polygon>
              <draw:polygon draw:style-name="gr12" draw:text-style-name="P8" draw:layer="layout" svg:width="1.696cm" svg:height="1.819cm" svg:x="7.728cm" svg:y="12.118cm" svg:viewBox="0 0 1697 1820" draw:points="0,1820 0,980 1697,0 1697,840">
                <text:p/>
              </draw:polygon>
              <draw:polygon draw:style-name="gr13" draw:text-style-name="P9" draw:layer="layout" svg:width="3.394cm" svg:height="1.959cm" svg:x="6.03cm" svg:y="11.138cm" svg:viewBox="0 0 3395 1960" draw:points="1698,1960 0,980 1698,0 3395,980">
                <text:p/>
              </draw:polygon>
              <draw:polygon draw:style-name="gr14" draw:text-style-name="P10" draw:layer="layout" svg:width="3.394cm" svg:height="2.799cm" svg:x="6.03cm" svg:y="11.138cm" svg:viewBox="0 0 3395 2800" draw:points="0,1820 0,980 1698,0 3395,980 3395,1820 1698,2800">
                <text:p/>
              </draw:polygon>
              <draw:polygon draw:style-name="gr15" draw:text-style-name="P5" draw:layer="layout" svg:width="0.848cm" svg:height="0.489cm" svg:x="6.515cm" svg:y="12.048cm" svg:viewBox="0 0 849 490" draw:points="121,140 728,490 849,420 242,70 363,0 0,0 0,210">
                <text:p/>
              </draw:polygon>
              <draw:polygon draw:style-name="gr16" draw:text-style-name="P5" draw:layer="layout" svg:width="0.847cm" svg:height="0.489cm" svg:x="7.364cm" svg:y="12.118cm" svg:viewBox="0 0 848 490" draw:points="605,420 484,490 848,490 848,280 727,350 121,0 0,70">
                <text:p/>
              </draw:polygon>
              <draw:polygon draw:style-name="gr17" draw:text-style-name="P5" draw:layer="layout" svg:width="0.847cm" svg:height="0.489cm" svg:x="7.243cm" svg:y="11.628cm" svg:viewBox="0 0 848 490" draw:points="121,140 727,490 848,420 242,70 363,0 0,0 0,210">
                <text:p/>
              </draw:polygon>
              <draw:polygon draw:style-name="gr18" draw:text-style-name="P5" draw:layer="layout" svg:width="0.847cm" svg:height="0.489cm" svg:x="8.092cm" svg:y="11.698cm" svg:viewBox="0 0 848 490" draw:points="605,420 484,490 848,490 848,280 727,350 121,0 0,70">
                <text:p/>
              </draw:polygon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19" draw:text-style-name="P2" draw:layer="layout" svg:width="1.276cm" svg:height="0.979cm" svg:x="3.457cm" svg:y="16.877cm" svg:viewBox="0 0 1277 980" svg:d="M0 980c381 0 728-210 1092-420s121-560-122-560c15 31-970 980-970 980z">
                <text:p/>
              </draw:path>
              <draw:g>
                <draw:polygon draw:style-name="gr20" draw:text-style-name="P11" draw:layer="layout" svg:width="1.817cm" svg:height="1.049cm" svg:x="2.609cm" svg:y="14.707cm" svg:viewBox="0 0 1818 1050" draw:points="363,1050 0,840 1455,0 1818,210">
                  <text:p/>
                </draw:polygon>
                <draw:polygon draw:style-name="gr21" draw:text-style-name="P12" draw:layer="layout" svg:width="0.138cm" svg:height="0.32cm" svg:x="2.747cm" svg:y="15.884cm" svg:viewBox="0 0 139 321" draw:points="0,241 0,0 139,80 139,321">
                  <text:p/>
                </draw:polygon>
                <draw:polygon draw:style-name="gr22" draw:text-style-name="P13" draw:layer="layout" svg:width="0.606cm" svg:height="0.489cm" svg:x="2.85cm" svg:y="17.367cm" svg:viewBox="0 0 607 490" draw:points="0,140 0,0 607,350 607,490">
                  <text:p/>
                </draw:polygon>
                <draw:polygon draw:style-name="gr23" draw:text-style-name="P13" draw:layer="layout" svg:width="0.362cm" svg:height="2.309cm" svg:x="2.609cm" svg:y="15.547cm" svg:viewBox="0 0 363 2310" draw:points="0,2100 0,0 363,210 363,2310">
                  <text:p/>
                </draw:polygon>
                <draw:polygon draw:style-name="gr24" draw:text-style-name="P14" draw:layer="layout" svg:width="0.85cm" svg:height="0.629cm" svg:x="3.456cm" svg:y="17.227cm" svg:viewBox="0 0 851 630" draw:points="1,630 0,490 850,0 851,140">
                  <text:p/>
                </draw:polygon>
                <draw:polygon draw:style-name="gr25" draw:text-style-name="P11" draw:layer="layout" svg:width="1.09cm" svg:height="0.629cm" svg:x="3.215cm" svg:y="17.087cm" svg:viewBox="0 0 1091 630" draw:points="242,630 0,490 849,0 1091,140">
                  <text:p/>
                </draw:polygon>
                <draw:polygon draw:style-name="gr26" draw:text-style-name="P15" draw:layer="layout" svg:width="1.454cm" svg:height="2.939cm" svg:x="2.972cm" svg:y="14.917cm" svg:viewBox="0 0 1455 2940" draw:points="0,2940 0,840 1455,0 1455,2100">
                  <text:p/>
                </draw:polygon>
                <draw:polygon draw:style-name="gr27" draw:text-style-name="P10" draw:layer="layout" svg:width="1.817cm" svg:height="3.149cm" svg:x="2.609cm" svg:y="14.707cm" svg:viewBox="0 0 1818 3150" draw:points="0,2940 0,840 1455,0 1818,210 1818,2310 1576,2450 1697,2520 1697,2660 848,3150 606,3010 363,3150">
                  <text:p/>
                </draw:polygon>
                <draw:polygon draw:style-name="gr28" draw:text-style-name="P16" draw:layer="layout" svg:width="0.12cm" svg:height="0.209cm" svg:x="2.73cm" svg:y="16.527cm" svg:viewBox="0 0 121 210" draw:points="0,140 0,0 121,70 121,210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29" draw:text-style-name="P2" draw:layer="layout" svg:width="0.679cm" svg:height="0.429cm" svg:x="5.888cm" svg:y="19.399cm" svg:viewBox="0 0 680 430" svg:d="M0 430c171 0 680-143 680-251 0-107-16-179-186-179 0 107-497 107-494 430z">
                  <text:p/>
                </draw:path>
                <draw:g>
                  <draw:polygon draw:style-name="gr30" draw:text-style-name="P13" draw:layer="layout" svg:width="0.309cm" svg:height="0.358cm" svg:x="5.638cm" svg:y="19.471cm" svg:viewBox="0 0 310 359" draw:points="0,215 62,0 310,144 248,359">
                    <text:p/>
                  </draw:polygon>
                  <draw:polygon draw:style-name="gr31" draw:text-style-name="P11" draw:layer="layout" svg:width="0.681cm" svg:height="0.393cm" svg:x="5.7cm" svg:y="19.22cm" svg:viewBox="0 0 682 394" draw:points="0,251 124,144 310,36 434,0 682,144 558,179 372,287 248,394">
                    <text:p/>
                  </draw:polygon>
                  <draw:path draw:style-name="gr32" draw:text-style-name="P14" draw:layer="layout" svg:width="0.557cm" svg:height="0.465cm" svg:x="5.886cm" svg:y="19.363cm" svg:viewBox="0 0 558 466" svg:d="M558 144c0-216-124-144-248-72s-248 72-310 394c0 0 248-143 558-322z">
                    <text:p/>
                  </draw:path>
                  <draw:path draw:style-name="gr33" draw:text-style-name="P10" draw:layer="layout" svg:width="0.805cm" svg:height="0.609cm" svg:x="5.638cm" svg:y="19.22cm" svg:viewBox="0 0 806 610" svg:d="M496 0c-124 36-124 36-248 107-62 37-186 72-248 359 124 72 124 72 248 144 71-33 434-251 558-323 0-180-124-180-310-287z">
                    <text:p/>
                  </draw:path>
                </draw:g>
              </draw:g>
              <draw:g>
                <draw:path draw:style-name="gr34" draw:text-style-name="P2" draw:layer="layout" svg:width="1.115cm" svg:height="0.859cm" svg:x="5.327cm" svg:y="17.679cm" svg:viewBox="0 0 1116 860" svg:d="M4 860c170 0 1112-36 1112-358 0-323-323-502-494-502 0 107-680 72-618 860z">
                  <text:p/>
                </draw:path>
                <draw:g>
                  <draw:polygon draw:style-name="gr35" draw:text-style-name="P13" draw:layer="layout" svg:width="0.619cm" svg:height="0.501cm" svg:x="4.707cm" svg:y="18.037cm" svg:viewBox="0 0 620 502" draw:points="0,144 0,0 620,359 620,502">
                    <text:p/>
                  </draw:polygon>
                  <draw:polygon draw:style-name="gr36" draw:text-style-name="P13" draw:layer="layout" svg:width="0.619cm" svg:height="0.609cm" svg:x="5.204cm" svg:y="17.5cm" svg:viewBox="0 0 620 610" draw:points="0,251 0,0 620,359 620,610">
                    <text:p/>
                  </draw:polygon>
                  <draw:polygon draw:style-name="gr37" draw:text-style-name="P11" draw:layer="layout" svg:width="1.115cm" svg:height="0.644cm" svg:x="4.707cm" svg:y="17.75cm" svg:viewBox="0 0 1116 645" draw:points="0,287 496,0 1116,359 620,645">
                    <text:p/>
                  </draw:polygon>
                  <draw:line draw:style-name="gr38" draw:text-style-name="P17" draw:layer="layout" svg:x1="5.204cm" svg:y1="17.75cm" svg:x2="5.824cm" svg:y2="18.109cm">
                    <text:p/>
                  </draw:line>
                  <draw:polygon draw:style-name="gr39" draw:text-style-name="P14" draw:layer="layout" svg:width="0.619cm" svg:height="0.609cm" svg:x="5.327cm" svg:y="17.929cm" svg:viewBox="0 0 620 610" draw:points="0,610 0,466 496,179 496,0 620,72 620,251">
                    <text:p/>
                  </draw:polygon>
                  <draw:polygon draw:style-name="gr40" draw:text-style-name="P13" draw:layer="layout" svg:width="1.983cm" svg:height="2.724cm" svg:x="4.025cm" svg:y="15.313cm" svg:viewBox="0 0 1984 2725" draw:points="0,1577 0,0 1984,1147 1984,2725">
                    <text:p/>
                  </draw:polygon>
                  <draw:polygon draw:style-name="gr41" draw:text-style-name="P18" draw:layer="layout" svg:width="1.86cm" svg:height="2.509cm" svg:x="4.088cm" svg:y="15.42cm" svg:viewBox="0 0 1861 2510" draw:points="0,1434 0,0 1861,1076 1861,2510">
                    <text:p/>
                  </draw:polygon>
                  <draw:polygon draw:style-name="gr42" draw:text-style-name="P11" draw:layer="layout" svg:width="2.108cm" svg:height="1.218cm" svg:x="4.025cm" svg:y="15.241cm" svg:viewBox="0 0 2109 1219" draw:points="1984,1219 0,72 124,0 2109,1147">
                    <text:p/>
                  </draw:polygon>
                  <draw:polygon draw:style-name="gr43" draw:text-style-name="P14" draw:layer="layout" svg:width="0.123cm" svg:height="1.648cm" svg:x="6.01cm" svg:y="16.388cm" svg:viewBox="0 0 124 1649" draw:points="0,1649 0,72 124,0 124,1577">
                    <text:p/>
                  </draw:polygon>
                  <draw:polygon draw:style-name="gr44" draw:text-style-name="P10" draw:layer="layout" svg:width="2.108cm" svg:height="3.297cm" svg:x="4.025cm" svg:y="15.241cm" svg:viewBox="0 0 2109 3298" draw:points="124,0 2109,1147 2109,2725 1984,2796 1923,2760 1923,2939 1302,3298 682,2939 682,2796 1178,2510 1178,2330 0,1649 0,72">
                    <text:p/>
                  </draw:polygon>
                </draw:g>
              </draw:g>
              <draw:g>
                <draw:path draw:style-name="gr45" draw:text-style-name="P2" draw:layer="layout" svg:width="0.807cm" svg:height="0.429cm" svg:x="5.078cm" svg:y="19.005cm" svg:viewBox="0 0 808 430" svg:d="M4 430c171 0 804-179 804-286 0-108-16-144-186-144 0 107-682 72-618 430z">
                  <text:p/>
                </draw:path>
                <draw:g>
                  <draw:polygon draw:style-name="gr46" draw:text-style-name="P11" draw:layer="layout" svg:width="2.666cm" svg:height="1.541cm" svg:x="3.095cm" svg:y="17.786cm" svg:viewBox="0 0 2667 1542" draw:points="1984,1542 0,394 682,0 2667,1147">
                    <text:p/>
                  </draw:polygon>
                  <draw:polygon draw:style-name="gr47" draw:text-style-name="P19" draw:layer="layout" svg:width="1.797cm" svg:height="1.038cm" svg:x="3.281cm" svg:y="17.894cm" svg:viewBox="0 0 1798 1039" draw:points="0,287 496,0 1798,753 1302,1039">
                    <text:p/>
                  </draw:polygon>
                  <draw:polygon draw:style-name="gr48" draw:text-style-name="P19" draw:layer="layout" svg:width="0.867cm" svg:height="0.501cm" svg:x="4.707cm" svg:y="18.718cm" svg:viewBox="0 0 868 502" draw:points="0,287 496,0 868,215 372,502">
                    <text:p/>
                  </draw:polygon>
                  <draw:polygon draw:style-name="gr49" draw:text-style-name="P14" draw:layer="layout" svg:width="0.681cm" svg:height="0.537cm" svg:x="5.079cm" svg:y="18.933cm" svg:viewBox="0 0 682 538" draw:points="0,538 0,394 682,0 682,144">
                    <text:p/>
                  </draw:polygon>
                  <draw:line draw:style-name="gr50" draw:text-style-name="P17" draw:layer="layout" svg:x1="3.405cm" svg:y1="18.108cm" svg:x2="4.707cm" svg:y2="18.861cm">
                    <text:p/>
                  </draw:line>
                  <draw:line draw:style-name="gr51" draw:text-style-name="P17" draw:layer="layout" svg:x1="3.529cm" svg:y1="18.037cm" svg:x2="4.831cm" svg:y2="18.79cm">
                    <text:p/>
                  </draw:line>
                  <draw:line draw:style-name="gr52" draw:text-style-name="P17" draw:layer="layout" svg:x1="3.653cm" svg:y1="17.966cm" svg:x2="4.955cm" svg:y2="18.719cm">
                    <text:p/>
                  </draw:line>
                  <draw:line draw:style-name="gr53" draw:text-style-name="P17" draw:layer="layout" svg:x1="4.832cm" svg:y1="18.647cm" svg:x2="4.956cm" svg:y2="18.575cm">
                    <text:p/>
                  </draw:line>
                  <draw:line draw:style-name="gr54" draw:text-style-name="P17" draw:layer="layout" svg:x1="4.707cm" svg:y1="18.575cm" svg:x2="4.831cm" svg:y2="18.503cm">
                    <text:p/>
                  </draw:line>
                  <draw:line draw:style-name="gr55" draw:text-style-name="P17" draw:layer="layout" svg:x1="4.584cm" svg:y1="18.504cm" svg:x2="4.708cm" svg:y2="18.432cm">
                    <text:p/>
                  </draw:line>
                  <draw:line draw:style-name="gr56" draw:text-style-name="P17" draw:layer="layout" svg:x1="4.645cm" svg:y1="18.683cm" svg:x2="4.769cm" svg:y2="18.611cm">
                    <text:p/>
                  </draw:line>
                  <draw:line draw:style-name="gr57" draw:text-style-name="P17" draw:layer="layout" svg:x1="4.522cm" svg:y1="18.611cm" svg:x2="4.646cm" svg:y2="18.539cm">
                    <text:p/>
                  </draw:line>
                  <draw:line draw:style-name="gr58" draw:text-style-name="P17" draw:layer="layout" svg:x1="4.397cm" svg:y1="18.539cm" svg:x2="4.521cm" svg:y2="18.467cm">
                    <text:p/>
                  </draw:line>
                  <draw:line draw:style-name="gr59" draw:text-style-name="P17" draw:layer="layout" svg:x1="4.459cm" svg:y1="18.432cm" svg:x2="4.583cm" svg:y2="18.36cm">
                    <text:p/>
                  </draw:line>
                  <draw:line draw:style-name="gr60" draw:text-style-name="P17" draw:layer="layout" svg:x1="4.273cm" svg:y1="18.467cm" svg:x2="4.397cm" svg:y2="18.395cm">
                    <text:p/>
                  </draw:line>
                  <draw:line draw:style-name="gr61" draw:text-style-name="P17" draw:layer="layout" svg:x1="4.336cm" svg:y1="18.36cm" svg:x2="4.46cm" svg:y2="18.288cm">
                    <text:p/>
                  </draw:line>
                  <draw:line draw:style-name="gr62" draw:text-style-name="P17" draw:layer="layout" svg:x1="4.211cm" svg:y1="18.288cm" svg:x2="4.335cm" svg:y2="18.216cm">
                    <text:p/>
                  </draw:line>
                  <draw:line draw:style-name="gr63" draw:text-style-name="P17" draw:layer="layout" svg:x1="4.088cm" svg:y1="18.217cm" svg:x2="4.212cm" svg:y2="18.145cm">
                    <text:p/>
                  </draw:line>
                  <draw:line draw:style-name="gr64" draw:text-style-name="P17" draw:layer="layout" svg:x1="4.149cm" svg:y1="18.396cm" svg:x2="4.273cm" svg:y2="18.324cm">
                    <text:p/>
                  </draw:line>
                  <draw:line draw:style-name="gr65" draw:text-style-name="P17" draw:layer="layout" svg:x1="4.025cm" svg:y1="18.324cm" svg:x2="4.149cm" svg:y2="18.252cm">
                    <text:p/>
                  </draw:line>
                  <draw:line draw:style-name="gr66" draw:text-style-name="P17" draw:layer="layout" svg:x1="3.901cm" svg:y1="18.252cm" svg:x2="4.025cm" svg:y2="18.18cm">
                    <text:p/>
                  </draw:line>
                  <draw:line draw:style-name="gr67" draw:text-style-name="P17" draw:layer="layout" svg:x1="3.963cm" svg:y1="18.145cm" svg:x2="4.087cm" svg:y2="18.073cm">
                    <text:p/>
                  </draw:line>
                  <draw:line draw:style-name="gr68" draw:text-style-name="P17" draw:layer="layout" svg:x1="3.777cm" svg:y1="18.18cm" svg:x2="3.901cm" svg:y2="18.108cm">
                    <text:p/>
                  </draw:line>
                  <draw:line draw:style-name="gr69" draw:text-style-name="P17" draw:layer="layout" svg:x1="3.839cm" svg:y1="18.073cm" svg:x2="3.963cm" svg:y2="18.001cm">
                    <text:p/>
                  </draw:line>
                  <draw:line draw:style-name="gr70" draw:text-style-name="P17" draw:layer="layout" svg:x1="3.715cm" svg:y1="18.001cm" svg:x2="3.839cm" svg:y2="17.929cm">
                    <text:p/>
                  </draw:line>
                  <draw:line draw:style-name="gr71" draw:text-style-name="P17" draw:layer="layout" svg:x1="3.653cm" svg:y1="18.109cm" svg:x2="3.777cm" svg:y2="18.037cm">
                    <text:p/>
                  </draw:line>
                  <draw:line draw:style-name="gr72" draw:text-style-name="P17" draw:layer="layout" svg:x1="4.459cm" svg:y1="18.718cm" svg:x2="4.583cm" svg:y2="18.646cm">
                    <text:p/>
                  </draw:line>
                  <draw:line draw:style-name="gr73" draw:text-style-name="P17" draw:layer="layout" svg:x1="4.336cm" svg:y1="18.647cm" svg:x2="4.46cm" svg:y2="18.575cm">
                    <text:p/>
                  </draw:line>
                  <draw:line draw:style-name="gr74" draw:text-style-name="P17" draw:layer="layout" svg:x1="4.211cm" svg:y1="18.575cm" svg:x2="4.335cm" svg:y2="18.503cm">
                    <text:p/>
                  </draw:line>
                  <draw:line draw:style-name="gr75" draw:text-style-name="P17" draw:layer="layout" svg:x1="4.149cm" svg:y1="18.683cm" svg:x2="4.273cm" svg:y2="18.611cm">
                    <text:p/>
                  </draw:line>
                  <draw:line draw:style-name="gr76" draw:text-style-name="P17" draw:layer="layout" svg:x1="4.025cm" svg:y1="18.611cm" svg:x2="4.149cm" svg:y2="18.539cm">
                    <text:p/>
                  </draw:line>
                  <draw:line draw:style-name="gr77" draw:text-style-name="P17" draw:layer="layout" svg:x1="4.088cm" svg:y1="18.504cm" svg:x2="4.212cm" svg:y2="18.432cm">
                    <text:p/>
                  </draw:line>
                  <draw:line draw:style-name="gr78" draw:text-style-name="P17" draw:layer="layout" svg:x1="3.963cm" svg:y1="18.432cm" svg:x2="4.087cm" svg:y2="18.36cm">
                    <text:p/>
                  </draw:line>
                  <draw:line draw:style-name="gr79" draw:text-style-name="P17" draw:layer="layout" svg:x1="3.839cm" svg:y1="18.36cm" svg:x2="3.963cm" svg:y2="18.288cm">
                    <text:p/>
                  </draw:line>
                  <draw:line draw:style-name="gr80" draw:text-style-name="P17" draw:layer="layout" svg:x1="3.715cm" svg:y1="18.288cm" svg:x2="3.839cm" svg:y2="18.216cm">
                    <text:p/>
                  </draw:line>
                  <draw:line draw:style-name="gr81" draw:text-style-name="P17" draw:layer="layout" svg:x1="3.529cm" svg:y1="18.324cm" svg:x2="3.653cm" svg:y2="18.252cm">
                    <text:p/>
                  </draw:line>
                  <draw:line draw:style-name="gr82" draw:text-style-name="P17" draw:layer="layout" svg:x1="3.591cm" svg:y1="18.217cm" svg:x2="3.715cm" svg:y2="18.145cm">
                    <text:p/>
                  </draw:line>
                  <draw:line draw:style-name="gr83" draw:text-style-name="P17" draw:layer="layout" svg:x1="3.405cm" svg:y1="18.252cm" svg:x2="3.529cm" svg:y2="18.18cm">
                    <text:p/>
                  </draw:line>
                  <draw:line draw:style-name="gr84" draw:text-style-name="P17" draw:layer="layout" svg:x1="4.397cm" svg:y1="18.826cm" svg:x2="4.521cm" svg:y2="18.754cm">
                    <text:p/>
                  </draw:line>
                  <draw:line draw:style-name="gr85" draw:text-style-name="P17" draw:layer="layout" svg:x1="4.273cm" svg:y1="18.755cm" svg:x2="4.397cm" svg:y2="18.683cm">
                    <text:p/>
                  </draw:line>
                  <draw:line draw:style-name="gr86" draw:text-style-name="P17" draw:layer="layout" svg:x1="4.832cm" svg:y1="19.077cm" svg:x2="5.328cm" svg:y2="18.79cm">
                    <text:p/>
                  </draw:line>
                  <draw:line draw:style-name="gr87" draw:text-style-name="P17" draw:layer="layout" svg:x1="4.956cm" svg:y1="19.149cm" svg:x2="5.452cm" svg:y2="18.862cm">
                    <text:p/>
                  </draw:line>
                  <draw:line draw:style-name="gr88" draw:text-style-name="P17" draw:layer="layout" svg:x1="5.079cm" svg:y1="18.79cm" svg:x2="5.451cm" svg:y2="19.005cm">
                    <text:p/>
                  </draw:line>
                  <draw:line draw:style-name="gr89" draw:text-style-name="P17" draw:layer="layout" svg:x1="4.956cm" svg:y1="18.862cm" svg:x2="5.328cm" svg:y2="19.077cm">
                    <text:p/>
                  </draw:line>
                  <draw:line draw:style-name="gr90" draw:text-style-name="P17" draw:layer="layout" svg:x1="4.832cm" svg:y1="18.933cm" svg:x2="5.08cm" svg:y2="19.077cm">
                    <text:p/>
                  </draw:line>
                  <draw:polygon draw:style-name="gr91" draw:text-style-name="P13" draw:layer="layout" svg:width="1.983cm" svg:height="1.289cm" svg:x="3.095cm" svg:y="18.18cm" svg:viewBox="0 0 1984 1290" draw:points="0,144 0,0 1984,1147 1984,1290">
                    <text:p/>
                  </draw:polygon>
                  <draw:polygon draw:style-name="gr92" draw:text-style-name="P10" draw:layer="layout" svg:width="2.666cm" svg:height="1.684cm" svg:x="3.095cm" svg:y="17.786cm" svg:viewBox="0 0 2667 1685" draw:points="682,0 2667,1147 2667,1290 1984,1685 0,538 0,394">
                    <text:p/>
                  </draw:polygon>
                </draw:g>
              </draw:g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93" draw:text-style-name="P2" draw:layer="layout" svg:width="1.276cm" svg:height="0.979cm" svg:x="18.862cm" svg:y="16.67cm" svg:viewBox="0 0 1277 980" svg:d="M0 980c381 0 728-210 1092-420s121-560-122-560c15 31-970 980-970 980z">
                <text:p/>
              </draw:path>
              <draw:g>
                <draw:polygon draw:style-name="gr94" draw:text-style-name="P11" draw:layer="layout" svg:width="1.817cm" svg:height="1.049cm" svg:x="18.014cm" svg:y="14.5cm" svg:viewBox="0 0 1818 1050" draw:points="363,1050 0,840 1455,0 1818,210">
                  <text:p/>
                </draw:polygon>
                <draw:polygon draw:style-name="gr95" draw:text-style-name="P12" draw:layer="layout" svg:width="0.138cm" svg:height="0.32cm" svg:x="18.152cm" svg:y="15.677cm" svg:viewBox="0 0 139 321" draw:points="0,241 0,0 139,80 139,321">
                  <text:p/>
                </draw:polygon>
                <draw:polygon draw:style-name="gr96" draw:text-style-name="P13" draw:layer="layout" svg:width="0.606cm" svg:height="0.489cm" svg:x="18.255cm" svg:y="17.16cm" svg:viewBox="0 0 607 490" draw:points="0,140 0,0 607,350 607,490">
                  <text:p/>
                </draw:polygon>
                <draw:polygon draw:style-name="gr97" draw:text-style-name="P13" draw:layer="layout" svg:width="0.362cm" svg:height="2.309cm" svg:x="18.014cm" svg:y="15.34cm" svg:viewBox="0 0 363 2310" draw:points="0,2100 0,0 363,210 363,2310">
                  <text:p/>
                </draw:polygon>
                <draw:polygon draw:style-name="gr98" draw:text-style-name="P14" draw:layer="layout" svg:width="0.85cm" svg:height="0.629cm" svg:x="18.861cm" svg:y="17.02cm" svg:viewBox="0 0 851 630" draw:points="1,630 0,490 850,0 851,140">
                  <text:p/>
                </draw:polygon>
                <draw:polygon draw:style-name="gr99" draw:text-style-name="P11" draw:layer="layout" svg:width="1.09cm" svg:height="0.629cm" svg:x="18.62cm" svg:y="16.88cm" svg:viewBox="0 0 1091 630" draw:points="242,630 0,490 849,0 1091,140">
                  <text:p/>
                </draw:polygon>
                <draw:polygon draw:style-name="gr100" draw:text-style-name="P15" draw:layer="layout" svg:width="1.454cm" svg:height="2.939cm" svg:x="18.377cm" svg:y="14.71cm" svg:viewBox="0 0 1455 2940" draw:points="0,2940 0,840 1455,0 1455,2100">
                  <text:p/>
                </draw:polygon>
                <draw:polygon draw:style-name="gr101" draw:text-style-name="P10" draw:layer="layout" svg:width="1.817cm" svg:height="3.149cm" svg:x="18.014cm" svg:y="14.5cm" svg:viewBox="0 0 1818 3150" draw:points="0,2940 0,840 1455,0 1818,210 1818,2310 1576,2450 1697,2520 1697,2660 848,3150 606,3010 363,3150">
                  <text:p/>
                </draw:polygon>
                <draw:polygon draw:style-name="gr102" draw:text-style-name="P16" draw:layer="layout" svg:width="0.12cm" svg:height="0.209cm" svg:x="18.135cm" svg:y="16.32cm" svg:viewBox="0 0 121 210" draw:points="0,140 0,0 121,70 121,210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103" draw:text-style-name="P2" draw:layer="layout" svg:width="0.679cm" svg:height="0.429cm" svg:x="21.293cm" svg:y="19.192cm" svg:viewBox="0 0 680 430" svg:d="M0 430c171 0 680-143 680-251 0-107-16-179-186-179 0 107-497 107-494 430z">
                  <text:p/>
                </draw:path>
                <draw:g>
                  <draw:polygon draw:style-name="gr104" draw:text-style-name="P13" draw:layer="layout" svg:width="0.309cm" svg:height="0.358cm" svg:x="21.043cm" svg:y="19.264cm" svg:viewBox="0 0 310 359" draw:points="0,215 62,0 310,144 248,359">
                    <text:p/>
                  </draw:polygon>
                  <draw:polygon draw:style-name="gr105" draw:text-style-name="P11" draw:layer="layout" svg:width="0.681cm" svg:height="0.393cm" svg:x="21.105cm" svg:y="19.013cm" svg:viewBox="0 0 682 394" draw:points="0,251 124,144 310,36 434,0 682,144 558,179 372,287 248,394">
                    <text:p/>
                  </draw:polygon>
                  <draw:path draw:style-name="gr106" draw:text-style-name="P14" draw:layer="layout" svg:width="0.557cm" svg:height="0.465cm" svg:x="21.291cm" svg:y="19.156cm" svg:viewBox="0 0 558 466" svg:d="M558 144c0-216-124-144-248-72s-248 72-310 394c0 0 248-143 558-322z">
                    <text:p/>
                  </draw:path>
                  <draw:path draw:style-name="gr107" draw:text-style-name="P10" draw:layer="layout" svg:width="0.805cm" svg:height="0.609cm" svg:x="21.043cm" svg:y="19.013cm" svg:viewBox="0 0 806 610" svg:d="M496 0c-124 36-124 36-248 107-62 37-186 72-248 359 124 72 124 72 248 144 71-33 434-251 558-323 0-180-124-180-310-287z">
                    <text:p/>
                  </draw:path>
                </draw:g>
              </draw:g>
              <draw:g>
                <draw:path draw:style-name="gr108" draw:text-style-name="P2" draw:layer="layout" svg:width="1.115cm" svg:height="0.859cm" svg:x="20.732cm" svg:y="17.472cm" svg:viewBox="0 0 1116 860" svg:d="M4 860c170 0 1112-36 1112-358 0-323-323-502-494-502 0 107-680 72-618 860z">
                  <text:p/>
                </draw:path>
                <draw:g>
                  <draw:polygon draw:style-name="gr109" draw:text-style-name="P13" draw:layer="layout" svg:width="0.619cm" svg:height="0.501cm" svg:x="20.112cm" svg:y="17.83cm" svg:viewBox="0 0 620 502" draw:points="0,144 0,0 620,359 620,502">
                    <text:p/>
                  </draw:polygon>
                  <draw:polygon draw:style-name="gr110" draw:text-style-name="P13" draw:layer="layout" svg:width="0.619cm" svg:height="0.609cm" svg:x="20.609cm" svg:y="17.293cm" svg:viewBox="0 0 620 610" draw:points="0,251 0,0 620,359 620,610">
                    <text:p/>
                  </draw:polygon>
                  <draw:polygon draw:style-name="gr111" draw:text-style-name="P11" draw:layer="layout" svg:width="1.115cm" svg:height="0.644cm" svg:x="20.112cm" svg:y="17.543cm" svg:viewBox="0 0 1116 645" draw:points="0,287 496,0 1116,359 620,645">
                    <text:p/>
                  </draw:polygon>
                  <draw:line draw:style-name="gr112" draw:text-style-name="P17" draw:layer="layout" svg:x1="20.609cm" svg:y1="17.543cm" svg:x2="21.229cm" svg:y2="17.902cm">
                    <text:p/>
                  </draw:line>
                  <draw:polygon draw:style-name="gr113" draw:text-style-name="P14" draw:layer="layout" svg:width="0.619cm" svg:height="0.609cm" svg:x="20.732cm" svg:y="17.722cm" svg:viewBox="0 0 620 610" draw:points="0,610 0,466 496,179 496,0 620,72 620,251">
                    <text:p/>
                  </draw:polygon>
                  <draw:polygon draw:style-name="gr114" draw:text-style-name="P13" draw:layer="layout" svg:width="1.983cm" svg:height="2.724cm" svg:x="19.43cm" svg:y="15.106cm" svg:viewBox="0 0 1984 2725" draw:points="0,1577 0,0 1984,1147 1984,2725">
                    <text:p/>
                  </draw:polygon>
                  <draw:polygon draw:style-name="gr115" draw:text-style-name="P18" draw:layer="layout" svg:width="1.86cm" svg:height="2.509cm" svg:x="19.493cm" svg:y="15.213cm" svg:viewBox="0 0 1861 2510" draw:points="0,1434 0,0 1861,1076 1861,2510">
                    <text:p/>
                  </draw:polygon>
                  <draw:polygon draw:style-name="gr116" draw:text-style-name="P11" draw:layer="layout" svg:width="2.108cm" svg:height="1.218cm" svg:x="19.43cm" svg:y="15.034cm" svg:viewBox="0 0 2109 1219" draw:points="1984,1219 0,72 124,0 2109,1147">
                    <text:p/>
                  </draw:polygon>
                  <draw:polygon draw:style-name="gr117" draw:text-style-name="P14" draw:layer="layout" svg:width="0.123cm" svg:height="1.648cm" svg:x="21.415cm" svg:y="16.181cm" svg:viewBox="0 0 124 1649" draw:points="0,1649 0,72 124,0 124,1577">
                    <text:p/>
                  </draw:polygon>
                  <draw:polygon draw:style-name="gr118" draw:text-style-name="P10" draw:layer="layout" svg:width="2.108cm" svg:height="3.297cm" svg:x="19.43cm" svg:y="15.034cm" svg:viewBox="0 0 2109 3298" draw:points="124,0 2109,1147 2109,2725 1984,2796 1923,2760 1923,2939 1302,3298 682,2939 682,2796 1178,2510 1178,2330 0,1649 0,72">
                    <text:p/>
                  </draw:polygon>
                </draw:g>
              </draw:g>
              <draw:g>
                <draw:path draw:style-name="gr119" draw:text-style-name="P2" draw:layer="layout" svg:width="0.807cm" svg:height="0.429cm" svg:x="20.483cm" svg:y="18.798cm" svg:viewBox="0 0 808 430" svg:d="M4 430c171 0 804-179 804-286 0-108-16-144-186-144 0 107-682 72-618 430z">
                  <text:p/>
                </draw:path>
                <draw:g>
                  <draw:polygon draw:style-name="gr120" draw:text-style-name="P11" draw:layer="layout" svg:width="2.666cm" svg:height="1.541cm" svg:x="18.5cm" svg:y="17.579cm" svg:viewBox="0 0 2667 1542" draw:points="1984,1542 0,394 682,0 2667,1147">
                    <text:p/>
                  </draw:polygon>
                  <draw:polygon draw:style-name="gr121" draw:text-style-name="P19" draw:layer="layout" svg:width="1.797cm" svg:height="1.038cm" svg:x="18.686cm" svg:y="17.687cm" svg:viewBox="0 0 1798 1039" draw:points="0,287 496,0 1798,753 1302,1039">
                    <text:p/>
                  </draw:polygon>
                  <draw:polygon draw:style-name="gr122" draw:text-style-name="P19" draw:layer="layout" svg:width="0.867cm" svg:height="0.501cm" svg:x="20.112cm" svg:y="18.511cm" svg:viewBox="0 0 868 502" draw:points="0,287 496,0 868,215 372,502">
                    <text:p/>
                  </draw:polygon>
                  <draw:polygon draw:style-name="gr123" draw:text-style-name="P14" draw:layer="layout" svg:width="0.681cm" svg:height="0.537cm" svg:x="20.484cm" svg:y="18.726cm" svg:viewBox="0 0 682 538" draw:points="0,538 0,394 682,0 682,144">
                    <text:p/>
                  </draw:polygon>
                  <draw:line draw:style-name="gr124" draw:text-style-name="P17" draw:layer="layout" svg:x1="18.81cm" svg:y1="17.901cm" svg:x2="20.112cm" svg:y2="18.654cm">
                    <text:p/>
                  </draw:line>
                  <draw:line draw:style-name="gr125" draw:text-style-name="P17" draw:layer="layout" svg:x1="18.934cm" svg:y1="17.83cm" svg:x2="20.236cm" svg:y2="18.583cm">
                    <text:p/>
                  </draw:line>
                  <draw:line draw:style-name="gr126" draw:text-style-name="P17" draw:layer="layout" svg:x1="19.058cm" svg:y1="17.759cm" svg:x2="20.36cm" svg:y2="18.512cm">
                    <text:p/>
                  </draw:line>
                  <draw:line draw:style-name="gr127" draw:text-style-name="P17" draw:layer="layout" svg:x1="20.237cm" svg:y1="18.44cm" svg:x2="20.361cm" svg:y2="18.368cm">
                    <text:p/>
                  </draw:line>
                  <draw:line draw:style-name="gr128" draw:text-style-name="P17" draw:layer="layout" svg:x1="20.112cm" svg:y1="18.368cm" svg:x2="20.236cm" svg:y2="18.296cm">
                    <text:p/>
                  </draw:line>
                  <draw:line draw:style-name="gr129" draw:text-style-name="P17" draw:layer="layout" svg:x1="19.989cm" svg:y1="18.297cm" svg:x2="20.113cm" svg:y2="18.225cm">
                    <text:p/>
                  </draw:line>
                  <draw:line draw:style-name="gr130" draw:text-style-name="P17" draw:layer="layout" svg:x1="20.05cm" svg:y1="18.476cm" svg:x2="20.174cm" svg:y2="18.404cm">
                    <text:p/>
                  </draw:line>
                  <draw:line draw:style-name="gr131" draw:text-style-name="P17" draw:layer="layout" svg:x1="19.927cm" svg:y1="18.404cm" svg:x2="20.051cm" svg:y2="18.332cm">
                    <text:p/>
                  </draw:line>
                  <draw:line draw:style-name="gr132" draw:text-style-name="P17" draw:layer="layout" svg:x1="19.802cm" svg:y1="18.332cm" svg:x2="19.926cm" svg:y2="18.26cm">
                    <text:p/>
                  </draw:line>
                  <draw:line draw:style-name="gr133" draw:text-style-name="P17" draw:layer="layout" svg:x1="19.864cm" svg:y1="18.225cm" svg:x2="19.988cm" svg:y2="18.153cm">
                    <text:p/>
                  </draw:line>
                  <draw:line draw:style-name="gr134" draw:text-style-name="P17" draw:layer="layout" svg:x1="19.678cm" svg:y1="18.26cm" svg:x2="19.802cm" svg:y2="18.188cm">
                    <text:p/>
                  </draw:line>
                  <draw:line draw:style-name="gr135" draw:text-style-name="P17" draw:layer="layout" svg:x1="19.741cm" svg:y1="18.153cm" svg:x2="19.865cm" svg:y2="18.081cm">
                    <text:p/>
                  </draw:line>
                  <draw:line draw:style-name="gr136" draw:text-style-name="P17" draw:layer="layout" svg:x1="19.616cm" svg:y1="18.081cm" svg:x2="19.74cm" svg:y2="18.009cm">
                    <text:p/>
                  </draw:line>
                  <draw:line draw:style-name="gr137" draw:text-style-name="P17" draw:layer="layout" svg:x1="19.493cm" svg:y1="18.01cm" svg:x2="19.617cm" svg:y2="17.938cm">
                    <text:p/>
                  </draw:line>
                  <draw:line draw:style-name="gr138" draw:text-style-name="P17" draw:layer="layout" svg:x1="19.554cm" svg:y1="18.189cm" svg:x2="19.678cm" svg:y2="18.117cm">
                    <text:p/>
                  </draw:line>
                  <draw:line draw:style-name="gr139" draw:text-style-name="P17" draw:layer="layout" svg:x1="19.43cm" svg:y1="18.117cm" svg:x2="19.554cm" svg:y2="18.045cm">
                    <text:p/>
                  </draw:line>
                  <draw:line draw:style-name="gr140" draw:text-style-name="P17" draw:layer="layout" svg:x1="19.306cm" svg:y1="18.045cm" svg:x2="19.43cm" svg:y2="17.973cm">
                    <text:p/>
                  </draw:line>
                  <draw:line draw:style-name="gr141" draw:text-style-name="P17" draw:layer="layout" svg:x1="19.368cm" svg:y1="17.938cm" svg:x2="19.492cm" svg:y2="17.866cm">
                    <text:p/>
                  </draw:line>
                  <draw:line draw:style-name="gr142" draw:text-style-name="P17" draw:layer="layout" svg:x1="19.182cm" svg:y1="17.973cm" svg:x2="19.306cm" svg:y2="17.901cm">
                    <text:p/>
                  </draw:line>
                  <draw:line draw:style-name="gr143" draw:text-style-name="P17" draw:layer="layout" svg:x1="19.244cm" svg:y1="17.866cm" svg:x2="19.368cm" svg:y2="17.794cm">
                    <text:p/>
                  </draw:line>
                  <draw:line draw:style-name="gr144" draw:text-style-name="P17" draw:layer="layout" svg:x1="19.12cm" svg:y1="17.794cm" svg:x2="19.244cm" svg:y2="17.722cm">
                    <text:p/>
                  </draw:line>
                  <draw:line draw:style-name="gr145" draw:text-style-name="P17" draw:layer="layout" svg:x1="19.058cm" svg:y1="17.902cm" svg:x2="19.182cm" svg:y2="17.83cm">
                    <text:p/>
                  </draw:line>
                  <draw:line draw:style-name="gr146" draw:text-style-name="P17" draw:layer="layout" svg:x1="19.864cm" svg:y1="18.511cm" svg:x2="19.988cm" svg:y2="18.439cm">
                    <text:p/>
                  </draw:line>
                  <draw:line draw:style-name="gr147" draw:text-style-name="P17" draw:layer="layout" svg:x1="19.741cm" svg:y1="18.44cm" svg:x2="19.865cm" svg:y2="18.368cm">
                    <text:p/>
                  </draw:line>
                  <draw:line draw:style-name="gr148" draw:text-style-name="P17" draw:layer="layout" svg:x1="19.616cm" svg:y1="18.368cm" svg:x2="19.74cm" svg:y2="18.296cm">
                    <text:p/>
                  </draw:line>
                  <draw:line draw:style-name="gr149" draw:text-style-name="P17" draw:layer="layout" svg:x1="19.554cm" svg:y1="18.476cm" svg:x2="19.678cm" svg:y2="18.404cm">
                    <text:p/>
                  </draw:line>
                  <draw:line draw:style-name="gr150" draw:text-style-name="P17" draw:layer="layout" svg:x1="19.43cm" svg:y1="18.404cm" svg:x2="19.554cm" svg:y2="18.332cm">
                    <text:p/>
                  </draw:line>
                  <draw:line draw:style-name="gr151" draw:text-style-name="P17" draw:layer="layout" svg:x1="19.493cm" svg:y1="18.297cm" svg:x2="19.617cm" svg:y2="18.225cm">
                    <text:p/>
                  </draw:line>
                  <draw:line draw:style-name="gr152" draw:text-style-name="P17" draw:layer="layout" svg:x1="19.368cm" svg:y1="18.225cm" svg:x2="19.492cm" svg:y2="18.153cm">
                    <text:p/>
                  </draw:line>
                  <draw:line draw:style-name="gr153" draw:text-style-name="P17" draw:layer="layout" svg:x1="19.244cm" svg:y1="18.153cm" svg:x2="19.368cm" svg:y2="18.081cm">
                    <text:p/>
                  </draw:line>
                  <draw:line draw:style-name="gr154" draw:text-style-name="P17" draw:layer="layout" svg:x1="19.12cm" svg:y1="18.081cm" svg:x2="19.244cm" svg:y2="18.009cm">
                    <text:p/>
                  </draw:line>
                  <draw:line draw:style-name="gr155" draw:text-style-name="P17" draw:layer="layout" svg:x1="18.934cm" svg:y1="18.117cm" svg:x2="19.058cm" svg:y2="18.045cm">
                    <text:p/>
                  </draw:line>
                  <draw:line draw:style-name="gr156" draw:text-style-name="P17" draw:layer="layout" svg:x1="18.996cm" svg:y1="18.01cm" svg:x2="19.12cm" svg:y2="17.938cm">
                    <text:p/>
                  </draw:line>
                  <draw:line draw:style-name="gr157" draw:text-style-name="P17" draw:layer="layout" svg:x1="18.81cm" svg:y1="18.045cm" svg:x2="18.934cm" svg:y2="17.973cm">
                    <text:p/>
                  </draw:line>
                  <draw:line draw:style-name="gr158" draw:text-style-name="P17" draw:layer="layout" svg:x1="19.802cm" svg:y1="18.619cm" svg:x2="19.926cm" svg:y2="18.547cm">
                    <text:p/>
                  </draw:line>
                  <draw:line draw:style-name="gr159" draw:text-style-name="P17" draw:layer="layout" svg:x1="19.678cm" svg:y1="18.548cm" svg:x2="19.802cm" svg:y2="18.476cm">
                    <text:p/>
                  </draw:line>
                  <draw:line draw:style-name="gr160" draw:text-style-name="P17" draw:layer="layout" svg:x1="20.237cm" svg:y1="18.87cm" svg:x2="20.733cm" svg:y2="18.583cm">
                    <text:p/>
                  </draw:line>
                  <draw:line draw:style-name="gr161" draw:text-style-name="P17" draw:layer="layout" svg:x1="20.361cm" svg:y1="18.942cm" svg:x2="20.857cm" svg:y2="18.655cm">
                    <text:p/>
                  </draw:line>
                  <draw:line draw:style-name="gr162" draw:text-style-name="P17" draw:layer="layout" svg:x1="20.484cm" svg:y1="18.583cm" svg:x2="20.856cm" svg:y2="18.798cm">
                    <text:p/>
                  </draw:line>
                  <draw:line draw:style-name="gr163" draw:text-style-name="P17" draw:layer="layout" svg:x1="20.361cm" svg:y1="18.655cm" svg:x2="20.733cm" svg:y2="18.87cm">
                    <text:p/>
                  </draw:line>
                  <draw:line draw:style-name="gr164" draw:text-style-name="P17" draw:layer="layout" svg:x1="20.237cm" svg:y1="18.726cm" svg:x2="20.485cm" svg:y2="18.87cm">
                    <text:p/>
                  </draw:line>
                  <draw:polygon draw:style-name="gr165" draw:text-style-name="P13" draw:layer="layout" svg:width="1.983cm" svg:height="1.289cm" svg:x="18.5cm" svg:y="17.973cm" svg:viewBox="0 0 1984 1290" draw:points="0,144 0,0 1984,1147 1984,1290">
                    <text:p/>
                  </draw:polygon>
                  <draw:polygon draw:style-name="gr166" draw:text-style-name="P10" draw:layer="layout" svg:width="2.666cm" svg:height="1.684cm" svg:x="18.5cm" svg:y="17.579cm" svg:viewBox="0 0 2667 1685" draw:points="682,0 2667,1147 2667,1290 1984,1685 0,538 0,394">
                    <text:p/>
                  </draw:polygon>
                </draw:g>
              </draw:g>
            </draw:g>
          </draw:g>
          <draw:g>
            <draw:path draw:style-name="gr167" draw:text-style-name="P2" draw:layer="layout" svg:width="1.09cm" svg:height="0.979cm" svg:x="13.582cm" svg:y="5.813cm" svg:viewBox="0 0 1091 980" svg:d="M0 980c475 0 1091-280 1091-560s-18-420-364-420c0 300-727 579-727 980z">
              <text:p/>
            </draw:path>
            <draw:path draw:style-name="gr168" draw:text-style-name="P3" draw:layer="layout" svg:width="2.666cm" svg:height="1.68cm" svg:x="11.643cm" svg:y="5.183cm" svg:viewBox="0 0 2667 1681" svg:d="M2667 0c0 0 0 1121-1 840 2 491-575 841-1331 841s-1334-350-1335-841c1 1 0-350 0-840 0 490 606 840 1334 840s1333-350 1333-840z">
              <text:p/>
            </draw:path>
            <draw:path draw:style-name="gr169" draw:text-style-name="P4" draw:layer="layout" svg:width="2.665cm" svg:height="1.678cm" svg:x="11.642cm" svg:y="4.343cm" svg:viewBox="0 0 2666 1679" svg:d="M1333 0c756 0 1333 363 1333 839s-577 840-1333 840-1333-364-1333-840 577-839 1333-839z">
              <text:p/>
            </draw:path>
            <draw:polygon draw:style-name="gr170" draw:text-style-name="P5" draw:layer="layout" svg:width="0.727cm" svg:height="0.419cm" svg:x="13.097cm" svg:y="5.253cm" svg:viewBox="0 0 728 420" draw:points="364,0 243,70 728,350 606,420 121,140 0,210 0,0">
              <text:p/>
            </draw:polygon>
            <draw:polygon draw:style-name="gr171" draw:text-style-name="P5" draw:layer="layout" svg:width="0.726cm" svg:height="0.419cm" svg:x="12.127cm" svg:y="4.693cm" svg:viewBox="0 0 727 420" draw:points="606,280 727,210 727,420 363,420 484,350 0,70 121,0">
              <text:p/>
            </draw:polygon>
            <draw:polygon draw:style-name="gr172" draw:text-style-name="P5" draw:layer="layout" svg:width="0.727cm" svg:height="0.419cm" svg:x="12.127cm" svg:y="5.253cm" svg:viewBox="0 0 728 420" draw:points="121,280 607,0 728,70 242,350 363,420 0,420 0,210">
              <text:p/>
            </draw:polygon>
            <draw:polygon draw:style-name="gr173" draw:text-style-name="P5" draw:layer="layout" svg:width="0.726cm" svg:height="0.419cm" svg:x="13.097cm" svg:y="4.693cm" svg:viewBox="0 0 727 420" draw:points="484,70 363,0 727,0 727,210 606,140 121,420 0,350">
              <text:p/>
            </draw:polygon>
            <draw:path draw:style-name="gr174" draw:text-style-name="P6" draw:layer="layout" svg:width="2.667cm" svg:height="2.519cm" svg:x="11.642cm" svg:y="4.343cm" svg:viewBox="0 0 2668 2520" svg:d="M1333 0c756 0 1335 364 1335 840l-1 840c0 490-606 840-1333 840s-1334-350-1334-840c0 0 1-840 0-841 0-476 577-839 1333-839z">
              <text:p/>
            </draw:path>
          </draw:g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75" draw:text-style-name="P2" draw:layer="layout" svg:width="1.851cm" svg:height="1.189cm" svg:x="18.827cm" svg:y="6.985cm" svg:viewBox="0 0 1852 1190" svg:d="M0 1190c475 0 1698-560 1819-770s-121-420-242-420c0 300-1577 690-1577 1190z">
              <text:p/>
            </draw:path>
            <draw:g>
              <draw:polygon draw:style-name="gr176" draw:text-style-name="P7" draw:layer="layout" svg:width="1.697cm" svg:height="1.819cm" svg:x="17.041cm" svg:y="6.425cm" svg:viewBox="0 0 1698 1820" draw:points="0,840 0,0 1698,980 1698,1820">
                <text:p/>
              </draw:polygon>
              <draw:polygon draw:style-name="gr177" draw:text-style-name="P8" draw:layer="layout" svg:width="1.696cm" svg:height="1.819cm" svg:x="18.739cm" svg:y="6.425cm" svg:viewBox="0 0 1697 1820" draw:points="0,1820 0,980 1697,0 1697,840">
                <text:p/>
              </draw:polygon>
              <draw:polygon draw:style-name="gr178" draw:text-style-name="P9" draw:layer="layout" svg:width="3.394cm" svg:height="1.959cm" svg:x="17.041cm" svg:y="5.445cm" svg:viewBox="0 0 3395 1960" draw:points="1698,1960 0,980 1698,0 3395,980">
                <text:p/>
              </draw:polygon>
              <draw:polygon draw:style-name="gr179" draw:text-style-name="P10" draw:layer="layout" svg:width="3.394cm" svg:height="2.799cm" svg:x="17.041cm" svg:y="5.445cm" svg:viewBox="0 0 3395 2800" draw:points="0,1820 0,980 1698,0 3395,980 3395,1820 1698,2800">
                <text:p/>
              </draw:polygon>
              <draw:polygon draw:style-name="gr180" draw:text-style-name="P5" draw:layer="layout" svg:width="0.848cm" svg:height="0.489cm" svg:x="17.526cm" svg:y="6.355cm" svg:viewBox="0 0 849 490" draw:points="121,140 728,490 849,420 242,70 363,0 0,0 0,210">
                <text:p/>
              </draw:polygon>
              <draw:polygon draw:style-name="gr181" draw:text-style-name="P5" draw:layer="layout" svg:width="0.847cm" svg:height="0.489cm" svg:x="18.375cm" svg:y="6.425cm" svg:viewBox="0 0 848 490" draw:points="605,420 484,490 848,490 848,280 727,350 121,0 0,70">
                <text:p/>
              </draw:polygon>
              <draw:polygon draw:style-name="gr182" draw:text-style-name="P5" draw:layer="layout" svg:width="0.847cm" svg:height="0.489cm" svg:x="18.254cm" svg:y="5.935cm" svg:viewBox="0 0 848 490" draw:points="121,140 727,490 848,420 242,70 363,0 0,0 0,210">
                <text:p/>
              </draw:polygon>
              <draw:polygon draw:style-name="gr183" draw:text-style-name="P5" draw:layer="layout" svg:width="0.847cm" svg:height="0.489cm" svg:x="19.103cm" svg:y="6.005cm" svg:viewBox="0 0 848 490" draw:points="605,420 484,490 848,490 848,280 727,350 121,0 0,70">
                <text:p/>
              </draw:polygon>
            </draw:g>
          </draw:g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184" draw:text-style-name="P2" draw:layer="layout" svg:width="1.851cm" svg:height="1.189cm" svg:x="18.206cm" svg:y="12.159cm" svg:viewBox="0 0 1852 1190" svg:d="M0 1190c475 0 1698-560 1819-770s-121-420-242-420c0 300-1577 690-1577 1190z">
              <text:p/>
            </draw:path>
            <draw:g>
              <draw:polygon draw:style-name="gr185" draw:text-style-name="P7" draw:layer="layout" svg:width="1.697cm" svg:height="1.819cm" svg:x="16.42cm" svg:y="11.599cm" svg:viewBox="0 0 1698 1820" draw:points="0,840 0,0 1698,980 1698,1820">
                <text:p/>
              </draw:polygon>
              <draw:polygon draw:style-name="gr186" draw:text-style-name="P8" draw:layer="layout" svg:width="1.696cm" svg:height="1.819cm" svg:x="18.118cm" svg:y="11.599cm" svg:viewBox="0 0 1697 1820" draw:points="0,1820 0,980 1697,0 1697,840">
                <text:p/>
              </draw:polygon>
              <draw:polygon draw:style-name="gr187" draw:text-style-name="P9" draw:layer="layout" svg:width="3.394cm" svg:height="1.959cm" svg:x="16.42cm" svg:y="10.619cm" svg:viewBox="0 0 3395 1960" draw:points="1698,1960 0,980 1698,0 3395,980">
                <text:p/>
              </draw:polygon>
              <draw:polygon draw:style-name="gr188" draw:text-style-name="P10" draw:layer="layout" svg:width="3.394cm" svg:height="2.799cm" svg:x="16.42cm" svg:y="10.619cm" svg:viewBox="0 0 3395 2800" draw:points="0,1820 0,980 1698,0 3395,980 3395,1820 1698,2800">
                <text:p/>
              </draw:polygon>
              <draw:polygon draw:style-name="gr189" draw:text-style-name="P5" draw:layer="layout" svg:width="0.848cm" svg:height="0.489cm" svg:x="16.905cm" svg:y="11.529cm" svg:viewBox="0 0 849 490" draw:points="121,140 728,490 849,420 242,70 363,0 0,0 0,210">
                <text:p/>
              </draw:polygon>
              <draw:polygon draw:style-name="gr190" draw:text-style-name="P5" draw:layer="layout" svg:width="0.847cm" svg:height="0.489cm" svg:x="17.754cm" svg:y="11.599cm" svg:viewBox="0 0 848 490" draw:points="605,420 484,490 848,490 848,280 727,350 121,0 0,70">
                <text:p/>
              </draw:polygon>
              <draw:polygon draw:style-name="gr191" draw:text-style-name="P5" draw:layer="layout" svg:width="0.847cm" svg:height="0.489cm" svg:x="17.633cm" svg:y="11.109cm" svg:viewBox="0 0 848 490" draw:points="121,140 727,490 848,420 242,70 363,0 0,0 0,210">
                <text:p/>
              </draw:polygon>
              <draw:polygon draw:style-name="gr192" draw:text-style-name="P5" draw:layer="layout" svg:width="0.847cm" svg:height="0.489cm" svg:x="18.482cm" svg:y="11.179cm" svg:viewBox="0 0 848 490" draw:points="605,420 484,490 848,490 848,280 727,350 121,0 0,70">
                <text:p/>
              </draw:polygon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93" draw:text-style-name="P2" draw:layer="layout" svg:width="1.74cm" svg:height="1.213cm" svg:x="23.483cm" svg:y="9.083cm" svg:viewBox="0 0 1741 1214" svg:d="M0 1214c493 0 1265-383 1599-636 333-253 0-578-168-578z">
              <text:p/>
            </draw:path>
            <draw:g>
              <draw:polygon draw:style-name="gr194" draw:text-style-name="P13" draw:layer="layout" svg:width="1.009cm" svg:height="3.006cm" svg:x="22.473cm" svg:y="7.29cm" svg:viewBox="0 0 1010 3007" draw:points="0,2313 0,0 1010,694 1010,3007">
                <text:p/>
              </draw:polygon>
              <draw:polygon draw:style-name="gr195" draw:text-style-name="P15" draw:layer="layout" svg:width="1.43cm" svg:height="3.295cm" svg:x="23.483cm" svg:y="7.001cm" svg:viewBox="0 0 1431 3296" draw:points="0,3296 0,983 1431,0 1431,2313">
                <text:p/>
              </draw:polygon>
              <draw:polygon draw:style-name="gr196" draw:text-style-name="P11" draw:layer="layout" svg:width="2.44cm" svg:height="1.676cm" svg:x="22.473cm" svg:y="6.307cm" svg:viewBox="0 0 2441 1677" draw:points="1010,1677 0,983 1431,0 2441,694">
                <text:p/>
              </draw:polygon>
              <draw:polygon draw:style-name="gr197" draw:text-style-name="P10" draw:layer="layout" svg:width="2.44cm" svg:height="3.989cm" svg:x="22.473cm" svg:y="6.307cm" svg:viewBox="0 0 2441 3990" draw:points="0,3296 0,983 1431,0 2441,694 2441,3007 1010,3990">
                <text:p/>
              </draw:polygon>
              <draw:line draw:style-name="gr198" draw:text-style-name="P17" draw:layer="layout" svg:x1="23.314cm" svg:y1="9.719cm" svg:x2="22.641cm" svg:y2="9.256cm">
                <text:p/>
              </draw:line>
              <draw:line draw:style-name="gr199" draw:text-style-name="P17" draw:layer="layout" svg:x1="23.314cm" svg:y1="9.95cm" svg:x2="22.641cm" svg:y2="9.487cm">
                <text:p/>
              </draw:line>
              <draw:line draw:style-name="gr200" draw:text-style-name="P17" draw:layer="layout" svg:x1="23.314cm" svg:y1="9.835cm" svg:x2="22.641cm" svg:y2="9.372cm">
                <text:p/>
              </draw:line>
              <draw:polyline draw:style-name="gr201" draw:text-style-name="P17" draw:layer="layout" svg:width="0.84cm" svg:height="0.693cm" svg:x="22.557cm" svg:y="7.637cm" svg:viewBox="0 0 841 694" draw:points="841,694 0,116 0,0">
                <text:p/>
              </draw:polyline>
              <draw:polyline draw:style-name="gr202" draw:text-style-name="P17" draw:layer="layout" svg:width="0.826cm" svg:height="0.695cm" svg:x="22.572cm" svg:y="7.635cm" svg:viewBox="0 0 827 696" draw:points="827,696 827,581 0,0">
                <text:p/>
              </draw:polyline>
              <draw:polygon draw:style-name="gr203" draw:text-style-name="P12" draw:layer="layout" svg:width="0.098cm" svg:height="0.203cm" svg:x="22.869cm" svg:y="8.791cm" svg:viewBox="0 0 99 204" draw:points="0,136 0,0 99,68 99,204">
                <text:p/>
              </draw:polygon>
              <draw:line draw:style-name="gr204" draw:text-style-name="P17" draw:layer="layout" svg:x1="23.314cm" svg:y1="9.603cm" svg:x2="22.641cm" svg:y2="9.14cm">
                <text:p/>
              </draw:line>
            </draw:g>
          </draw:g>
          <draw:g>
            <draw:g>
              <draw:glue-point draw:id="4" svg:x="3.125cm" svg:y="-1.666cm"/>
              <draw:glue-point draw:id="5" svg:x="3.125cm" svg:y="0.833cm"/>
              <draw:glue-point draw:id="6" svg:x="3.125cm" svg:y="3.333cm"/>
              <draw:glue-point draw:id="7" svg:x="0cm" svg:y="4.166cm"/>
              <draw:glue-point draw:id="8" svg:x="-3.125cm" svg:y="5cm"/>
              <draw:glue-point draw:id="9" svg:x="-5cm" svg:y="4.5cm"/>
              <draw:glue-point draw:id="10" svg:x="-5cm" svg:y="2.5cm"/>
              <draw:glue-point draw:id="11" svg:x="-5cm" svg:y="-0.5cm"/>
              <draw:glue-point draw:id="12" svg:x="-1.875cm" svg:y="-1.333cm"/>
              <draw:path draw:style-name="gr205" draw:text-style-name="P2" draw:layer="layout" svg:width="1.276cm" svg:height="0.979cm" svg:x="10.025cm" svg:y="16.67cm" svg:viewBox="0 0 1277 980" svg:d="M0 980c381 0 728-210 1092-420s121-560-122-560c15 31-970 980-970 980z">
                <text:p/>
              </draw:path>
              <draw:g>
                <draw:polygon draw:style-name="gr206" draw:text-style-name="P11" draw:layer="layout" svg:width="1.817cm" svg:height="1.049cm" svg:x="9.177cm" svg:y="14.5cm" svg:viewBox="0 0 1818 1050" draw:points="363,1050 0,840 1455,0 1818,210">
                  <text:p/>
                </draw:polygon>
                <draw:polygon draw:style-name="gr207" draw:text-style-name="P12" draw:layer="layout" svg:width="0.138cm" svg:height="0.32cm" svg:x="9.315cm" svg:y="15.677cm" svg:viewBox="0 0 139 321" draw:points="0,241 0,0 139,80 139,321">
                  <text:p/>
                </draw:polygon>
                <draw:polygon draw:style-name="gr208" draw:text-style-name="P13" draw:layer="layout" svg:width="0.606cm" svg:height="0.489cm" svg:x="9.418cm" svg:y="17.16cm" svg:viewBox="0 0 607 490" draw:points="0,140 0,0 607,350 607,490">
                  <text:p/>
                </draw:polygon>
                <draw:polygon draw:style-name="gr209" draw:text-style-name="P13" draw:layer="layout" svg:width="0.362cm" svg:height="2.309cm" svg:x="9.177cm" svg:y="15.34cm" svg:viewBox="0 0 363 2310" draw:points="0,2100 0,0 363,210 363,2310">
                  <text:p/>
                </draw:polygon>
                <draw:polygon draw:style-name="gr210" draw:text-style-name="P14" draw:layer="layout" svg:width="0.85cm" svg:height="0.629cm" svg:x="10.024cm" svg:y="17.02cm" svg:viewBox="0 0 851 630" draw:points="1,630 0,490 850,0 851,140">
                  <text:p/>
                </draw:polygon>
                <draw:polygon draw:style-name="gr211" draw:text-style-name="P11" draw:layer="layout" svg:width="1.09cm" svg:height="0.629cm" svg:x="9.783cm" svg:y="16.88cm" svg:viewBox="0 0 1091 630" draw:points="242,630 0,490 849,0 1091,140">
                  <text:p/>
                </draw:polygon>
                <draw:polygon draw:style-name="gr212" draw:text-style-name="P15" draw:layer="layout" svg:width="1.454cm" svg:height="2.939cm" svg:x="9.54cm" svg:y="14.71cm" svg:viewBox="0 0 1455 2940" draw:points="0,2940 0,840 1455,0 1455,2100">
                  <text:p/>
                </draw:polygon>
                <draw:polygon draw:style-name="gr213" draw:text-style-name="P10" draw:layer="layout" svg:width="1.817cm" svg:height="3.149cm" svg:x="9.177cm" svg:y="14.5cm" svg:viewBox="0 0 1818 3150" draw:points="0,2940 0,840 1455,0 1818,210 1818,2310 1576,2450 1697,2520 1697,2660 848,3150 606,3010 363,3150">
                  <text:p/>
                </draw:polygon>
                <draw:polygon draw:style-name="gr214" draw:text-style-name="P16" draw:layer="layout" svg:width="0.12cm" svg:height="0.209cm" svg:x="9.298cm" svg:y="16.32cm" svg:viewBox="0 0 121 210" draw:points="0,140 0,0 121,70 121,210">
                  <text:p/>
                </draw:polygon>
              </draw:g>
            </draw:g>
            <draw:g>
              <draw:glue-point draw:id="4" svg:x="-2.321cm" svg:y="2.89cm"/>
              <draw:glue-point draw:id="5" svg:x="3.75cm" svg:y="-0.468cm"/>
              <draw:glue-point draw:id="6" svg:x="1.278cm" svg:y="-3.454cm"/>
              <draw:glue-point draw:id="7" svg:x="-2.321cm" svg:y="-2.812cm"/>
              <draw:glue-point draw:id="8" svg:x="-1.964cm" svg:y="-5cm"/>
              <draw:glue-point draw:id="9" svg:x="3.758cm" svg:y="-0.961cm"/>
              <draw:glue-point draw:id="10" svg:x="0.533cm" svg:y="4.24cm"/>
              <draw:glue-point draw:id="11" svg:x="-1.945cm" svg:y="-4.862cm"/>
              <draw:g>
                <draw:path draw:style-name="gr215" draw:text-style-name="P2" draw:layer="layout" svg:width="0.679cm" svg:height="0.429cm" svg:x="12.456cm" svg:y="19.192cm" svg:viewBox="0 0 680 430" svg:d="M0 430c171 0 680-143 680-251 0-107-16-179-186-179 0 107-497 107-494 430z">
                  <text:p/>
                </draw:path>
                <draw:g>
                  <draw:polygon draw:style-name="gr216" draw:text-style-name="P13" draw:layer="layout" svg:width="0.309cm" svg:height="0.358cm" svg:x="12.206cm" svg:y="19.264cm" svg:viewBox="0 0 310 359" draw:points="0,215 62,0 310,144 248,359">
                    <text:p/>
                  </draw:polygon>
                  <draw:polygon draw:style-name="gr217" draw:text-style-name="P11" draw:layer="layout" svg:width="0.681cm" svg:height="0.393cm" svg:x="12.268cm" svg:y="19.013cm" svg:viewBox="0 0 682 394" draw:points="0,251 124,144 310,36 434,0 682,144 558,179 372,287 248,394">
                    <text:p/>
                  </draw:polygon>
                  <draw:path draw:style-name="gr218" draw:text-style-name="P14" draw:layer="layout" svg:width="0.557cm" svg:height="0.465cm" svg:x="12.454cm" svg:y="19.156cm" svg:viewBox="0 0 558 466" svg:d="M558 144c0-216-124-144-248-72s-248 72-310 394c0 0 248-143 558-322z">
                    <text:p/>
                  </draw:path>
                  <draw:path draw:style-name="gr219" draw:text-style-name="P10" draw:layer="layout" svg:width="0.805cm" svg:height="0.609cm" svg:x="12.206cm" svg:y="19.013cm" svg:viewBox="0 0 806 610" svg:d="M496 0c-124 36-124 36-248 107-62 37-186 72-248 359 124 72 124 72 248 144 71-33 434-251 558-323 0-180-124-180-310-287z">
                    <text:p/>
                  </draw:path>
                </draw:g>
              </draw:g>
              <draw:g>
                <draw:path draw:style-name="gr220" draw:text-style-name="P2" draw:layer="layout" svg:width="1.115cm" svg:height="0.859cm" svg:x="11.895cm" svg:y="17.472cm" svg:viewBox="0 0 1116 860" svg:d="M4 860c170 0 1112-36 1112-358 0-323-323-502-494-502 0 107-680 72-618 860z">
                  <text:p/>
                </draw:path>
                <draw:g>
                  <draw:polygon draw:style-name="gr221" draw:text-style-name="P13" draw:layer="layout" svg:width="0.619cm" svg:height="0.501cm" svg:x="11.275cm" svg:y="17.83cm" svg:viewBox="0 0 620 502" draw:points="0,144 0,0 620,359 620,502">
                    <text:p/>
                  </draw:polygon>
                  <draw:polygon draw:style-name="gr222" draw:text-style-name="P13" draw:layer="layout" svg:width="0.619cm" svg:height="0.609cm" svg:x="11.772cm" svg:y="17.293cm" svg:viewBox="0 0 620 610" draw:points="0,251 0,0 620,359 620,610">
                    <text:p/>
                  </draw:polygon>
                  <draw:polygon draw:style-name="gr223" draw:text-style-name="P11" draw:layer="layout" svg:width="1.115cm" svg:height="0.644cm" svg:x="11.275cm" svg:y="17.543cm" svg:viewBox="0 0 1116 645" draw:points="0,287 496,0 1116,359 620,645">
                    <text:p/>
                  </draw:polygon>
                  <draw:line draw:style-name="gr224" draw:text-style-name="P17" draw:layer="layout" svg:x1="11.772cm" svg:y1="17.543cm" svg:x2="12.392cm" svg:y2="17.902cm">
                    <text:p/>
                  </draw:line>
                  <draw:polygon draw:style-name="gr225" draw:text-style-name="P14" draw:layer="layout" svg:width="0.619cm" svg:height="0.609cm" svg:x="11.895cm" svg:y="17.722cm" svg:viewBox="0 0 620 610" draw:points="0,610 0,466 496,179 496,0 620,72 620,251">
                    <text:p/>
                  </draw:polygon>
                  <draw:polygon draw:style-name="gr226" draw:text-style-name="P13" draw:layer="layout" svg:width="1.983cm" svg:height="2.724cm" svg:x="10.593cm" svg:y="15.106cm" svg:viewBox="0 0 1984 2725" draw:points="0,1577 0,0 1984,1147 1984,2725">
                    <text:p/>
                  </draw:polygon>
                  <draw:polygon draw:style-name="gr227" draw:text-style-name="P18" draw:layer="layout" svg:width="1.86cm" svg:height="2.509cm" svg:x="10.656cm" svg:y="15.213cm" svg:viewBox="0 0 1861 2510" draw:points="0,1434 0,0 1861,1076 1861,2510">
                    <text:p/>
                  </draw:polygon>
                  <draw:polygon draw:style-name="gr228" draw:text-style-name="P11" draw:layer="layout" svg:width="2.108cm" svg:height="1.218cm" svg:x="10.593cm" svg:y="15.034cm" svg:viewBox="0 0 2109 1219" draw:points="1984,1219 0,72 124,0 2109,1147">
                    <text:p/>
                  </draw:polygon>
                  <draw:polygon draw:style-name="gr229" draw:text-style-name="P14" draw:layer="layout" svg:width="0.123cm" svg:height="1.648cm" svg:x="12.578cm" svg:y="16.181cm" svg:viewBox="0 0 124 1649" draw:points="0,1649 0,72 124,0 124,1577">
                    <text:p/>
                  </draw:polygon>
                  <draw:polygon draw:style-name="gr230" draw:text-style-name="P10" draw:layer="layout" svg:width="2.108cm" svg:height="3.297cm" svg:x="10.593cm" svg:y="15.034cm" svg:viewBox="0 0 2109 3298" draw:points="124,0 2109,1147 2109,2725 1984,2796 1923,2760 1923,2939 1302,3298 682,2939 682,2796 1178,2510 1178,2330 0,1649 0,72">
                    <text:p/>
                  </draw:polygon>
                </draw:g>
              </draw:g>
              <draw:g>
                <draw:path draw:style-name="gr231" draw:text-style-name="P2" draw:layer="layout" svg:width="0.807cm" svg:height="0.429cm" svg:x="11.646cm" svg:y="18.798cm" svg:viewBox="0 0 808 430" svg:d="M4 430c171 0 804-179 804-286 0-108-16-144-186-144 0 107-682 72-618 430z">
                  <text:p/>
                </draw:path>
                <draw:g>
                  <draw:polygon draw:style-name="gr232" draw:text-style-name="P11" draw:layer="layout" svg:width="2.666cm" svg:height="1.541cm" svg:x="9.663cm" svg:y="17.579cm" svg:viewBox="0 0 2667 1542" draw:points="1984,1542 0,394 682,0 2667,1147">
                    <text:p/>
                  </draw:polygon>
                  <draw:polygon draw:style-name="gr233" draw:text-style-name="P19" draw:layer="layout" svg:width="1.797cm" svg:height="1.038cm" svg:x="9.849cm" svg:y="17.687cm" svg:viewBox="0 0 1798 1039" draw:points="0,287 496,0 1798,753 1302,1039">
                    <text:p/>
                  </draw:polygon>
                  <draw:polygon draw:style-name="gr234" draw:text-style-name="P19" draw:layer="layout" svg:width="0.867cm" svg:height="0.501cm" svg:x="11.275cm" svg:y="18.511cm" svg:viewBox="0 0 868 502" draw:points="0,287 496,0 868,215 372,502">
                    <text:p/>
                  </draw:polygon>
                  <draw:polygon draw:style-name="gr235" draw:text-style-name="P14" draw:layer="layout" svg:width="0.681cm" svg:height="0.537cm" svg:x="11.647cm" svg:y="18.726cm" svg:viewBox="0 0 682 538" draw:points="0,538 0,394 682,0 682,144">
                    <text:p/>
                  </draw:polygon>
                  <draw:line draw:style-name="gr236" draw:text-style-name="P17" draw:layer="layout" svg:x1="9.973cm" svg:y1="17.901cm" svg:x2="11.275cm" svg:y2="18.654cm">
                    <text:p/>
                  </draw:line>
                  <draw:line draw:style-name="gr237" draw:text-style-name="P17" draw:layer="layout" svg:x1="10.097cm" svg:y1="17.83cm" svg:x2="11.399cm" svg:y2="18.583cm">
                    <text:p/>
                  </draw:line>
                  <draw:line draw:style-name="gr238" draw:text-style-name="P17" draw:layer="layout" svg:x1="10.221cm" svg:y1="17.759cm" svg:x2="11.523cm" svg:y2="18.512cm">
                    <text:p/>
                  </draw:line>
                  <draw:line draw:style-name="gr239" draw:text-style-name="P17" draw:layer="layout" svg:x1="11.4cm" svg:y1="18.44cm" svg:x2="11.524cm" svg:y2="18.368cm">
                    <text:p/>
                  </draw:line>
                  <draw:line draw:style-name="gr240" draw:text-style-name="P17" draw:layer="layout" svg:x1="11.275cm" svg:y1="18.368cm" svg:x2="11.399cm" svg:y2="18.296cm">
                    <text:p/>
                  </draw:line>
                  <draw:line draw:style-name="gr241" draw:text-style-name="P17" draw:layer="layout" svg:x1="11.152cm" svg:y1="18.297cm" svg:x2="11.276cm" svg:y2="18.225cm">
                    <text:p/>
                  </draw:line>
                  <draw:line draw:style-name="gr242" draw:text-style-name="P17" draw:layer="layout" svg:x1="11.213cm" svg:y1="18.476cm" svg:x2="11.337cm" svg:y2="18.404cm">
                    <text:p/>
                  </draw:line>
                  <draw:line draw:style-name="gr243" draw:text-style-name="P17" draw:layer="layout" svg:x1="11.09cm" svg:y1="18.404cm" svg:x2="11.214cm" svg:y2="18.332cm">
                    <text:p/>
                  </draw:line>
                  <draw:line draw:style-name="gr244" draw:text-style-name="P17" draw:layer="layout" svg:x1="10.965cm" svg:y1="18.332cm" svg:x2="11.089cm" svg:y2="18.26cm">
                    <text:p/>
                  </draw:line>
                  <draw:line draw:style-name="gr245" draw:text-style-name="P17" draw:layer="layout" svg:x1="11.027cm" svg:y1="18.225cm" svg:x2="11.151cm" svg:y2="18.153cm">
                    <text:p/>
                  </draw:line>
                  <draw:line draw:style-name="gr246" draw:text-style-name="P17" draw:layer="layout" svg:x1="10.841cm" svg:y1="18.26cm" svg:x2="10.965cm" svg:y2="18.188cm">
                    <text:p/>
                  </draw:line>
                  <draw:line draw:style-name="gr247" draw:text-style-name="P17" draw:layer="layout" svg:x1="10.904cm" svg:y1="18.153cm" svg:x2="11.028cm" svg:y2="18.081cm">
                    <text:p/>
                  </draw:line>
                  <draw:line draw:style-name="gr248" draw:text-style-name="P17" draw:layer="layout" svg:x1="10.779cm" svg:y1="18.081cm" svg:x2="10.903cm" svg:y2="18.009cm">
                    <text:p/>
                  </draw:line>
                  <draw:line draw:style-name="gr249" draw:text-style-name="P17" draw:layer="layout" svg:x1="10.656cm" svg:y1="18.01cm" svg:x2="10.78cm" svg:y2="17.938cm">
                    <text:p/>
                  </draw:line>
                  <draw:line draw:style-name="gr250" draw:text-style-name="P17" draw:layer="layout" svg:x1="10.717cm" svg:y1="18.189cm" svg:x2="10.841cm" svg:y2="18.117cm">
                    <text:p/>
                  </draw:line>
                  <draw:line draw:style-name="gr251" draw:text-style-name="P17" draw:layer="layout" svg:x1="10.593cm" svg:y1="18.117cm" svg:x2="10.717cm" svg:y2="18.045cm">
                    <text:p/>
                  </draw:line>
                  <draw:line draw:style-name="gr252" draw:text-style-name="P17" draw:layer="layout" svg:x1="10.469cm" svg:y1="18.045cm" svg:x2="10.593cm" svg:y2="17.973cm">
                    <text:p/>
                  </draw:line>
                  <draw:line draw:style-name="gr253" draw:text-style-name="P17" draw:layer="layout" svg:x1="10.531cm" svg:y1="17.938cm" svg:x2="10.655cm" svg:y2="17.866cm">
                    <text:p/>
                  </draw:line>
                  <draw:line draw:style-name="gr254" draw:text-style-name="P17" draw:layer="layout" svg:x1="10.345cm" svg:y1="17.973cm" svg:x2="10.469cm" svg:y2="17.901cm">
                    <text:p/>
                  </draw:line>
                  <draw:line draw:style-name="gr255" draw:text-style-name="P17" draw:layer="layout" svg:x1="10.407cm" svg:y1="17.866cm" svg:x2="10.531cm" svg:y2="17.794cm">
                    <text:p/>
                  </draw:line>
                  <draw:line draw:style-name="gr256" draw:text-style-name="P17" draw:layer="layout" svg:x1="10.283cm" svg:y1="17.794cm" svg:x2="10.407cm" svg:y2="17.722cm">
                    <text:p/>
                  </draw:line>
                  <draw:line draw:style-name="gr257" draw:text-style-name="P17" draw:layer="layout" svg:x1="10.221cm" svg:y1="17.902cm" svg:x2="10.345cm" svg:y2="17.83cm">
                    <text:p/>
                  </draw:line>
                  <draw:line draw:style-name="gr258" draw:text-style-name="P17" draw:layer="layout" svg:x1="11.027cm" svg:y1="18.511cm" svg:x2="11.151cm" svg:y2="18.439cm">
                    <text:p/>
                  </draw:line>
                  <draw:line draw:style-name="gr259" draw:text-style-name="P17" draw:layer="layout" svg:x1="10.904cm" svg:y1="18.44cm" svg:x2="11.028cm" svg:y2="18.368cm">
                    <text:p/>
                  </draw:line>
                  <draw:line draw:style-name="gr260" draw:text-style-name="P17" draw:layer="layout" svg:x1="10.779cm" svg:y1="18.368cm" svg:x2="10.903cm" svg:y2="18.296cm">
                    <text:p/>
                  </draw:line>
                  <draw:line draw:style-name="gr261" draw:text-style-name="P17" draw:layer="layout" svg:x1="10.717cm" svg:y1="18.476cm" svg:x2="10.841cm" svg:y2="18.404cm">
                    <text:p/>
                  </draw:line>
                  <draw:line draw:style-name="gr262" draw:text-style-name="P17" draw:layer="layout" svg:x1="10.593cm" svg:y1="18.404cm" svg:x2="10.717cm" svg:y2="18.332cm">
                    <text:p/>
                  </draw:line>
                  <draw:line draw:style-name="gr263" draw:text-style-name="P17" draw:layer="layout" svg:x1="10.656cm" svg:y1="18.297cm" svg:x2="10.78cm" svg:y2="18.225cm">
                    <text:p/>
                  </draw:line>
                  <draw:line draw:style-name="gr264" draw:text-style-name="P17" draw:layer="layout" svg:x1="10.531cm" svg:y1="18.225cm" svg:x2="10.655cm" svg:y2="18.153cm">
                    <text:p/>
                  </draw:line>
                  <draw:line draw:style-name="gr265" draw:text-style-name="P17" draw:layer="layout" svg:x1="10.407cm" svg:y1="18.153cm" svg:x2="10.531cm" svg:y2="18.081cm">
                    <text:p/>
                  </draw:line>
                  <draw:line draw:style-name="gr266" draw:text-style-name="P17" draw:layer="layout" svg:x1="10.283cm" svg:y1="18.081cm" svg:x2="10.407cm" svg:y2="18.009cm">
                    <text:p/>
                  </draw:line>
                  <draw:line draw:style-name="gr267" draw:text-style-name="P17" draw:layer="layout" svg:x1="10.097cm" svg:y1="18.117cm" svg:x2="10.221cm" svg:y2="18.045cm">
                    <text:p/>
                  </draw:line>
                  <draw:line draw:style-name="gr268" draw:text-style-name="P17" draw:layer="layout" svg:x1="10.159cm" svg:y1="18.01cm" svg:x2="10.283cm" svg:y2="17.938cm">
                    <text:p/>
                  </draw:line>
                  <draw:line draw:style-name="gr269" draw:text-style-name="P17" draw:layer="layout" svg:x1="9.973cm" svg:y1="18.045cm" svg:x2="10.097cm" svg:y2="17.973cm">
                    <text:p/>
                  </draw:line>
                  <draw:line draw:style-name="gr270" draw:text-style-name="P17" draw:layer="layout" svg:x1="10.965cm" svg:y1="18.619cm" svg:x2="11.089cm" svg:y2="18.547cm">
                    <text:p/>
                  </draw:line>
                  <draw:line draw:style-name="gr271" draw:text-style-name="P17" draw:layer="layout" svg:x1="10.841cm" svg:y1="18.548cm" svg:x2="10.965cm" svg:y2="18.476cm">
                    <text:p/>
                  </draw:line>
                  <draw:line draw:style-name="gr272" draw:text-style-name="P17" draw:layer="layout" svg:x1="11.4cm" svg:y1="18.87cm" svg:x2="11.896cm" svg:y2="18.583cm">
                    <text:p/>
                  </draw:line>
                  <draw:line draw:style-name="gr273" draw:text-style-name="P17" draw:layer="layout" svg:x1="11.524cm" svg:y1="18.942cm" svg:x2="12.02cm" svg:y2="18.655cm">
                    <text:p/>
                  </draw:line>
                  <draw:line draw:style-name="gr274" draw:text-style-name="P17" draw:layer="layout" svg:x1="11.647cm" svg:y1="18.583cm" svg:x2="12.019cm" svg:y2="18.798cm">
                    <text:p/>
                  </draw:line>
                  <draw:line draw:style-name="gr275" draw:text-style-name="P17" draw:layer="layout" svg:x1="11.524cm" svg:y1="18.655cm" svg:x2="11.896cm" svg:y2="18.87cm">
                    <text:p/>
                  </draw:line>
                  <draw:line draw:style-name="gr276" draw:text-style-name="P17" draw:layer="layout" svg:x1="11.4cm" svg:y1="18.726cm" svg:x2="11.648cm" svg:y2="18.87cm">
                    <text:p/>
                  </draw:line>
                  <draw:polygon draw:style-name="gr277" draw:text-style-name="P13" draw:layer="layout" svg:width="1.983cm" svg:height="1.289cm" svg:x="9.663cm" svg:y="17.973cm" svg:viewBox="0 0 1984 1290" draw:points="0,144 0,0 1984,1147 1984,1290">
                    <text:p/>
                  </draw:polygon>
                  <draw:polygon draw:style-name="gr278" draw:text-style-name="P10" draw:layer="layout" svg:width="2.666cm" svg:height="1.684cm" svg:x="9.663cm" svg:y="17.579cm" svg:viewBox="0 0 2667 1685" draw:points="682,0 2667,1147 2667,1290 1984,1685 0,538 0,394">
                    <text:p/>
                  </draw:polygon>
                </draw:g>
              </draw:g>
            </draw:g>
          </draw:g>
        </draw:g>
        <draw:frame draw:style-name="gr279" draw:text-style-name="P21" draw:layer="layout" svg:width="1.315cm" svg:height="0.96cm" svg:x="11.737cm" svg:y="11.298cm">
          <draw:text-box>
            <text:p text:style-name="P20">R1</text:p>
          </draw:text-box>
        </draw:frame>
        <draw:frame draw:style-name="gr279" draw:text-style-name="P21" draw:layer="layout" svg:width="1.315cm" svg:height="0.96cm" svg:x="13.495cm" svg:y="7.091cm">
          <draw:text-box>
            <text:p text:style-name="P20">R2</text:p>
          </draw:text-box>
        </draw:frame>
        <draw:frame draw:style-name="gr280" draw:text-style-name="P23" draw:layer="layout" svg:width="3.857cm" svg:height="0.96cm" svg:x="21.344cm" svg:y="10.818cm">
          <draw:text-box>
            <text:p text:style-name="P22">150.15.10.5</text:p>
          </draw:text-box>
        </draw:frame>
        <draw:frame draw:style-name="gr280" draw:text-style-name="P23" draw:layer="layout" svg:width="3.857cm" svg:height="0.96cm" svg:x="20.667cm" svg:y="14.253cm">
          <draw:text-box>
            <text:p text:style-name="P22">200.20.20.2</text:p>
          </draw:text-box>
        </draw:frame>
        <draw:frame draw:style-name="gr280" draw:text-style-name="P23" draw:layer="layout" svg:width="3.857cm" svg:height="0.96cm" svg:x="1.324cm" svg:y="13.488cm">
          <draw:text-box>
            <text:p text:style-name="P22">100.10.10.2</text:p>
          </draw:text-box>
        </draw:frame>
        <draw:frame draw:style-name="gr280" draw:text-style-name="P23" draw:layer="layout" svg:width="3.857cm" svg:height="0.96cm" svg:x="9.668cm" svg:y="13.54cm">
          <draw:text-box>
            <text:p text:style-name="P22">100.10.10.3</text:p>
          </draw:text-box>
        </draw:frame>
        <draw:frame draw:style-name="gr280" draw:text-style-name="P23" draw:layer="layout" svg:width="3.857cm" svg:height="0.96cm" svg:x="5.73cm" svg:y="9.542cm">
          <draw:text-box>
            <text:p text:style-name="P22">100.10.10.1</text:p>
          </draw:text-box>
        </draw:frame>
        <presentation:notes draw:style-name="dp2">
          <draw:page-thumbnail draw:style-name="gr281" draw:layer="layout" svg:width="14.848cm" svg:height="11.136cm" svg:x="3.075cm" svg:y="2.257cm" draw:page-number="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10-23T15:16:55.491955465</meta:creation-date>
    <meta:generator>LibreOffice/5.0.2.2$Linux_X86_64 LibreOffice_project/37b43f919e4de5eeaca9b9755ed688758a8251fe</meta:generator>
    <dc:date>2015-10-23T15:17:45.935581405</dc:date>
    <dc:creator>Eduardo Grosclaude</dc:creator>
    <meta:editing-duration>PT50S</meta:editing-duration>
    <meta:editing-cycles>1</meta:editing-cycles>
    <meta:document-statistic meta:object-count="357"/>
  </office:meta>
</office:document-meta>
</file>